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25in" fo:margin-left="0in" fo:margin-top="0in" fo:margin-bottom="0in" table:align="left"/>
    </style:style>
    <style:style style:name="Table13.A" style:family="table-column">
      <style:table-column-properties style:column-width="1.2701in"/>
    </style:style>
    <style:style style:name="Table13.B" style:family="table-column">
      <style:table-column-properties style:column-width="2.9903in"/>
    </style:style>
    <style:style style:name="Table13.C" style:family="table-column">
      <style:table-column-properties style:column-width="2.3646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 style:list-style-name="WWNum34">
      <style:paragraph-properties fo:margin-left="1in" fo:margin-right="0in" fo:text-indent="-0.25in" style:auto-text-indent="false"/>
    </style:style>
    <style:style style:name="P65" style:family="paragraph" style:parent-style-name="Standard" style:list-style-name="WWNum26">
      <style:paragraph-properties fo:margin-left="1in" fo:margin-right="0in" fo:text-indent="-0.25in" style:auto-text-indent="false"/>
    </style:style>
    <style:style style:name="P66" style:family="paragraph" style:parent-style-name="Standard" style:list-style-name="WWNum24">
      <style:paragraph-properties fo:margin-left="1in" fo:margin-right="0in" fo:text-indent="-0.25in" style:auto-text-indent="false"/>
    </style:style>
    <style:style style:name="P67" style:family="paragraph" style:parent-style-name="Standard" style:list-style-name="WWNum22">
      <style:paragraph-properties fo:margin-left="1in" fo:margin-right="0in" fo:text-indent="-0.25in" style:auto-text-indent="false"/>
    </style:style>
    <style:style style:name="P68" style:family="paragraph" style:parent-style-name="Standard" style:list-style-name="WWNum23">
      <style:paragraph-properties fo:margin-left="1in" fo:margin-right="0in" fo:text-indent="-0.25in" style:auto-text-indent="false"/>
    </style:style>
    <style:style style:name="P69" style:family="paragraph" style:parent-style-name="Standard" style:list-style-name="WWNum37">
      <style:paragraph-properties fo:margin-left="1in" fo:margin-right="0in" fo:text-indent="-0.25in" style:auto-text-indent="false"/>
    </style:style>
    <style:style style:name="P70" style:family="paragraph" style:parent-style-name="Standard" style:list-style-name="WWNum2">
      <style:paragraph-properties fo:margin-left="1in" fo:margin-right="0in" fo:text-indent="-0.25in" style:auto-text-indent="false"/>
    </style:style>
    <style:style style:name="P71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2" style:family="paragraph" style:parent-style-name="Standard" style:list-style-name="WWNum34">
      <style:paragraph-properties fo:margin-left="1.5in" fo:margin-right="0in" fo:text-indent="-0.25in" style:auto-text-indent="false"/>
    </style:style>
    <style:style style:name="P73" style:family="paragraph" style:parent-style-name="Standard" style:list-style-name="WWNum26">
      <style:paragraph-properties fo:margin-left="1.5in" fo:margin-right="0in" fo:text-indent="-0.25in" style:auto-text-indent="false"/>
    </style:style>
    <style:style style:name="P74" style:family="paragraph" style:parent-style-name="Standard" style:list-style-name="WWNum22">
      <style:paragraph-properties fo:margin-left="1.5in" fo:margin-right="0in" fo:text-indent="-0.25in" style:auto-text-indent="false"/>
    </style:style>
    <style:style style:name="P7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style:text-underline-style="none"/>
    </style:style>
    <style:style style:name="T24" style:family="text">
      <style:text-properties fo:color="#0086b3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background-color="#f8f8f8" loext:char-shading-value="0" style:font-name-asian="Consolas1" style:font-name-complex="Consolas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bookmark text:name="_aczyuw2yex2w"/><text:span text:style-name="T1">Desarrollo de Interfaces</text:span><text:span text:style-name="T2"><text:line-break/></text:span><text:span text:style-name="T3">Unidad 08. Introducción a Flutter - Instalación y comandos prácticos</text:span></text:p>
      <text:p text:style-name="P2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4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Agosto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i7dfnou906" text:style-name="Index_20_Link" text:visited-style-name="Index_20_Link"><text:span text:style-name="T14">1. Introducción a Flutter<text:tab/>3</text:span></text:a></text:p>
          <text:p text:style-name="P17"><text:soft-page-break/><text:a xlink:type="simple" xlink:href="#_lhef2njw1i2t" text:style-name="Index_20_Link" text:visited-style-name="Index_20_Link"><text:span text:style-name="T14">2. Instalación de Flutter y Configuración del Entorno<text:tab/>4</text:span></text:a></text:p>
          <text:p text:style-name="P17"><text:a xlink:type="simple" xlink:href="#_gxh5ssstv4a8" text:style-name="Index_20_Link" text:visited-style-name="Index_20_Link"><text:span text:style-name="T14">3. Estructura básica de una app Flutter<text:tab/>4</text:span></text:a></text:p>
          <text:p text:style-name="P17"><text:a xlink:type="simple" xlink:href="#_m36t2vqhr3si" text:style-name="Index_20_Link" text:visited-style-name="Index_20_Link"><text:span text:style-name="T14">4. Comandos principales de Flutter<text:tab/>6</text:span></text:a></text:p>
          <text:p text:style-name="P17"><text:a xlink:type="simple" xlink:href="#_bch0rck3o71h" text:style-name="Index_20_Link" text:visited-style-name="Index_20_Link"><text:span text:style-name="T14">5. Gestión de Paquetes y Herramientas en Flutter<text:tab/>8</text:span></text:a></text:p>
          <text:p text:style-name="P17"><text:a xlink:type="simple" xlink:href="#_4yqu6klhxffq" text:style-name="Index_20_Link" text:visited-style-name="Index_20_Link"><text:span text:style-name="T14">6. Extensiones recomendadas en VS Code / Android Studio<text:tab/>10</text:span></text:a></text:p>
          <text:p text:style-name="P17"><text:a xlink:type="simple" xlink:href="#_1bg0zy25bp7x" text:style-name="Index_20_Link" text:visited-style-name="Index_20_Link"><text:span text:style-name="T14">7. Despliegue de Flutter en diferentes plataformas<text:tab/>10</text:span></text:a></text:p>
          <text:p text:style-name="P17"><text:a xlink:type="simple" xlink:href="#_yl6ohe946aee" text:style-name="Index_20_Link" text:visited-style-name="Index_20_Link"><text:span text:style-name="T14">8. Recursos recomendados para aprender Flutter<text:tab/>11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0"><text:span text:style-name="T11">Unidad 08. Introducción a Flutter</text:span></text:p>
      <text:p text:style-name="Heading_20_1"><text:bookmark text:name="_4i7dfnou906"/>1. Introducción a Flutter</text:p>
      <text:p text:style-name="Standard"><text:span text:style-name="T9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9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9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2059638419" text:style-name="WWNum19">
        <text:list-item>
          <text:p text:style-name="P26">Rendimiento cercano al nativo (evita el "puente JavaScript" de otros frameworks).</text:p>
        </text:list-item>
        <text:list-item>
          <text:p text:style-name="P26">Capacidad de compilación multiplataforma (móvil, web y desktop).</text:p>
        </text:list-item>
        <text:list-item>
          <text:p text:style-name="P26">Hot Reload nativo, algo difícil de lograr con otros lenguajes.</text:p>
        </text:list-item>
      </text:list>
      <text:p text:style-name="Standard"/>
      <text:p text:style-name="Standard"><text:span text:style-name="T9">🔷 Ventajas del desarrollo con Flutter</text:span></text:p>
      <text:p text:style-name="Standard"><text:soft-page-break/>✅ Código único para múltiples plataformas:</text:p>
      <text:list xml:id="list1701542503" text:style-name="WWNum32">
        <text:list-item>
          <text:p text:style-name="P27">Escribe una vez y despliega en Android, iOS, web, Windows, macOS y Linux.</text:p>
        </text:list-item>
      </text:list>
      <text:p text:style-name="Standard">✅ Productividad elevada:</text:p>
      <text:list xml:id="list4097597572" text:style-name="WWNum17">
        <text:list-item>
          <text:p text:style-name="P28">Hot Reload acelera las iteraciones de desarrollo.</text:p>
        </text:list-item>
        <text:list-item>
          <text:p text:style-name="P28">Amplio ecosistema de paquetes (pub.dev) y herramientas integradas (Dart DevTools).</text:p>
        </text:list-item>
      </text:list>
      <text:p text:style-name="Standard">✅ UI consistente y personalizable:</text:p>
      <text:list xml:id="list1955041712" text:style-name="WWNum18">
        <text:list-item>
          <text:p text:style-name="P29">Los widgets de Flutter se ven y funcionan igual en todas las plataformas, sin inconsistencias entre Android/iOS.</text:p>
        </text:list-item>
      </text:list>
      <text:p text:style-name="Standard">✅ Comunidad activa y soporte de Google:</text:p>
      <text:list xml:id="list3384833303" text:style-name="WWNum9">
        <text:list-item>
          <text:p text:style-name="P30">Más de 150,000 paquetes disponibles en pub.dev.</text:p>
        </text:list-item>
        <text:list-item>
          <text:p text:style-name="P30">Documentación oficial detallada y actualizada.</text:p>
        </text:list-item>
      </text:list>
      <text:p text:style-name="Standard">✅ Rendimiento competitivo:</text:p>
      <text:list xml:id="list3268453408" text:style-name="WWNum21">
        <text:list-item>
          <text:p text:style-name="P31">Supera a soluciones basadas en JavaScript (como React Native) al evitar el "puente" entre lenguajes</text:p>
        </text:list-item>
      </text:list>
      <text:p text:style-name="Standard"/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pan text:style-name="T9">Característica</text:span></text:p>
          </table:table-cell>
          <table:table-cell table:style-name="Table1.A1" office:value-type="string">
            <text:p text:style-name="P25"><text:span text:style-name="T9">Flutter</text:span></text:p>
          </table:table-cell>
          <table:table-cell table:style-name="Table1.A1" office:value-type="string">
            <text:p text:style-name="P25"><text:span text:style-name="T9">React Native</text:span></text:p>
          </table:table-cell>
          <table:table-cell table:style-name="Table1.A1" office:value-type="string">
            <text:p text:style-name="P25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Lenguaje</text:span></text:p>
          </table:table-cell>
          <table:table-cell table:style-name="Table1.A1" office:value-type="string">
            <text:p text:style-name="P25">Dart</text:p>
          </table:table-cell>
          <table:table-cell table:style-name="Table1.A1" office:value-type="string">
            <text:p text:style-name="P25">JavaScript</text:p>
          </table:table-cell>
          <table:table-cell table:style-name="Table1.A1" office:value-type="string">
            <text:p text:style-name="P25">Kotlin / Swift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Rendimiento</text:span></text:p>
          </table:table-cell>
          <table:table-cell table:style-name="Table1.A1" office:value-type="string">
            <text:p text:style-name="P25">Alto (compilación nativa)</text:p>
          </table:table-cell>
          <table:table-cell table:style-name="Table1.A1" office:value-type="string">
            <text:p text:style-name="P25">Medio-Alto</text:p>
          </table:table-cell>
          <table:table-cell table:style-name="Table1.A1" office:value-type="string">
            <text:p text:style-name="P25">Excelente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UI</text:span></text:p>
          </table:table-cell>
          <table:table-cell table:style-name="Table1.A1" office:value-type="string">
            <text:p text:style-name="P25">100% personalizada con widgets</text:p>
          </table:table-cell>
          <table:table-cell table:style-name="Table1.A1" office:value-type="string">
            <text:p text:style-name="P25">Bridged con componentes nativos</text:p>
          </table:table-cell>
          <table:table-cell table:style-name="Table1.A1" office:value-type="string">
            <text:p text:style-name="P25">Componentes nativos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Hot Reload</text:span>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No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Comunidad y soporte</text:span></text:p>
          </table:table-cell>
          <table:table-cell table:style-name="Table1.A1" office:value-type="string">
            <text:p text:style-name="P25">Alta y creciendo</text:p>
          </table:table-cell>
          <table:table-cell table:style-name="Table1.A1" office:value-type="string">
            <text:p text:style-name="P25">Muy grande</text:p>
          </table:table-cell>
          <table:table-cell table:style-name="Table1.A1" office:value-type="string">
            <text:p text:style-name="P25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Acceso a funciones nativas</text:span></text:p>
          </table:table-cell>
          <table:table-cell table:style-name="Table1.A1" office:value-type="string">
            <text:p text:style-name="P25">Completo con plugins y canales</text:p>
          </table:table-cell>
          <table:table-cell table:style-name="Table1.A1" office:value-type="string">
            <text:p text:style-name="P25">Requiere puente con código nativo</text:p>
          </table:table-cell>
          <table:table-cell table:style-name="Table1.A1" office:value-type="string">
            <text:p text:style-name="P25">Directo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Estabilidad</text:span></text:p>
          </table:table-cell>
          <table:table-cell table:style-name="Table1.A1" office:value-type="string">
            <text:p text:style-name="P25">Alta</text:p>
          </table:table-cell>
          <table:table-cell table:style-name="Table1.A1" office:value-type="string">
            <text:p text:style-name="P25">Media-Alta</text:p>
          </table:table-cell>
          <table:table-cell table:style-name="Table1.A1" office:value-type="string">
            <text:p text:style-name="P25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697331843" text:style-name="WWNum6">
        <text:list-item>
          <text:p text:style-name="P32">Un sistema operativo compatible: Windows, macOS o Linux</text:p>
        </text:list-item>
        <text:list-item>
          <text:p text:style-name="P32"><text:soft-page-break/>Espacio en disco: Al menos 2.8 GB (sin contar dependencias)</text:p>
        </text:list-item>
        <text:list-item>
          <text:p text:style-name="P32">Un editor de texto o IDE: Visual Studio Code, Android Studio, etc.</text:p>
        </text:list-item>
        <text:list-item>
          <text:p text:style-name="P32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334" text:visited-style-name="ListLabel_20_334"><text:span text:style-name="T15">https://docs.flutter.dev/get-started/install</text:span></text:a> </text:p>
      <text:p text:style-name="Standard"/>
      <text:p text:style-name="Heading_20_1"><text:bookmark text:name="_gxh5ssstv4a8"/>3. Estructura básica de una app Flutter</text:p>
      <text:p text:style-name="Standard">En Flutter, toda aplicación empieza por el archivo <text:span text:style-name="T16">main.dart</text:span> que se encuentra dentro de la carpeta lib/.<text:line-break/> Este archivo contiene la función principal (main) que arranca la aplicación con el método runApp().</text:p>
      <text:p text:style-name="Standard">Ejemplo mínim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3"><text:span text:style-name="T17">import</text:span><text:span text:style-name="T18"> </text:span><text:span text:style-name="T19">'package:flutter/material.dart'</text:span><text:span text:style-name="T18">;<text:line-break/><text:line-break/></text:span><text:span text:style-name="T17">void</text:span><text:span text:style-name="T18"> main() {<text:line-break/> <text:s/>runApp(MyApp()); </text:span><text:span text:style-name="T20">// Punto de arranque de la app</text:span><text:span text:style-name="T18"><text:line-break/>}<text:line-break/><text:line-break/></text:span><text:span text:style-name="T17">class</text:span><text:span text:style-name="T18"> </text:span><text:span text:style-name="T21">MyApp</text:span><text:span text:style-name="T18"> </text:span><text:span text:style-name="T17">extends</text:span><text:span text:style-name="T18"> </text:span><text:span text:style-name="T21">StatelessWidget</text:span><text:span text:style-name="T18"> {<text:line-break/> <text:s/></text:span><text:span text:style-name="T22">@override</text:span><text:span text:style-name="T18"><text:line-break/> <text:s/>Widget build(BuildContext context) {<text:line-break/> <text:s text:c="3"/></text:span><text:span text:style-name="T17">return</text:span><text:span text:style-name="T18"> MaterialApp( </text:span><text:span text:style-name="T20">// Widget raíz de la app</text:span><text:span text:style-name="T18"><text:line-break/> <text:s text:c="5"/>title: </text:span><text:span text:style-name="T19">'Mi primera app Flutter'</text:span><text:span text:style-name="T18">,<text:line-break/> <text:s text:c="5"/>home: HomePage(),<text:line-break/> <text:s text:c="3"/>);<text:line-break/> <text:s/>}<text:line-break/>}<text:line-break/><text:line-break/></text:span><text:span text:style-name="T17">class</text:span><text:span text:style-name="T18"> </text:span><text:span text:style-name="T21">HomePage</text:span><text:span text:style-name="T18"> </text:span><text:span text:style-name="T17">extends</text:span><text:span text:style-name="T18"> </text:span><text:span text:style-name="T21">StatelessWidget</text:span><text:span text:style-name="T18"> {<text:line-break/> <text:s/></text:span><text:span text:style-name="T22">@override</text:span><text:span text:style-name="T18"><text:line-break/> <text:s/>Widget build(BuildContext context) {<text:line-break/> <text:s text:c="3"/></text:span><text:span text:style-name="T17">return</text:span><text:span text:style-name="T18"> Scaffold( </text:span><text:span text:style-name="T20">// Estructura básica de una pantalla</text:span><text:span text:style-name="T18"><text:line-break/> <text:s text:c="5"/>appBar: AppBar(title: Text(</text:span><text:span text:style-name="T19">'Inicio'</text:span><text:span text:style-name="T18">)),<text:line-break/> <text:s text:c="5"/>body: Center(child: Text(</text:span><text:span text:style-name="T19">'¡Hola Mundo!'</text:span><text:span text:style-name="T18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Widgets principales: MaterialApp y Scaffold</text:span></text:p>
      <text:p text:style-name="Standard">En este ejemplo aparecen dos widgets fundamentales:</text:p>
      <text:list xml:id="list254270144" text:style-name="WWNum34">
        <text:list-item>
          <text:p text:style-name="P33">MaterialApp</text:p>
          <text:list>
            <text:list-item>
              <text:p text:style-name="P64">Es el contenedor raíz de toda la aplicación.</text:p>
            </text:list-item>
            <text:list-item>
              <text:p text:style-name="P64">Define la configuración global:</text:p>
              <text:list>
                <text:list-item>
                  <text:p text:style-name="P72">Título</text:p>
                </text:list-item>
                <text:list-item>
                  <text:p text:style-name="P72">Tema (colores, tipografías)</text:p>
                </text:list-item>
                <text:list-item>
                  <text:p text:style-name="P72">Rutas de navegación</text:p>
                </text:list-item>
                <text:list-item>
                  <text:p text:style-name="P72">Pantalla inicial (propiedad home)</text:p>
                </text:list-item>
              </text:list>
            </text:list-item>
          </text:list>
        </text:list-item>
      </text:list>
      <text:p text:style-name="P11">📌 Analogía: Piensa en MaterialApp como el diseñador de interiores de una casa: establece el estilo, los colores y la distribución general.</text:p>
      <text:list xml:id="list712295362" text:style-name="WWNum26">
        <text:list-item>
          <text:p text:style-name="P34">Scaffold</text:p>
          <text:list>
            <text:list-item>
              <text:p text:style-name="P65">Proporciona la estructura visual estándar de cada pantalla.</text:p>
            </text:list-item>
            <text:list-item>
              <text:p text:style-name="P65">Incluye los elementos más comunes de una interfaz en Material Design:</text:p>
              <text:list>
                <text:list-item>
                  <text:p text:style-name="P73">AppBar: barra superior</text:p>
                </text:list-item>
                <text:list-item>
                  <text:p text:style-name="P73">Body: contenido principal</text:p>
                </text:list-item>
                <text:list-item>
                  <text:p text:style-name="P73">Drawer: menú lateral</text:p>
                </text:list-item>
                <text:list-item>
                  <text:p text:style-name="P73"><text:soft-page-break/>FloatingActionButton: botón flotante</text:p>
                </text:list-item>
              </text:list>
            </text:list-item>
          </text:list>
        </text:list-item>
      </text:list>
      <text:p text:style-name="P11">📌 Analogía: Scaffold es como el andamiaje de una casa: paredes, techo y suelo donde colocas los muebles (otros widgets).<text:line-break/></text:p>
      <text:p text:style-name="Standard"><text:span text:style-name="T9">Analogías prácticas</text:span></text:p>
      <text:list xml:id="list1035374531" text:style-name="WWNum24">
        <text:list-item>
          <text:p text:style-name="P35"><text:span text:style-name="T9">La casa 🏠</text:span></text:p>
          <text:list>
            <text:list-item>
              <text:p text:style-name="P66">main.dart → La puerta de entrada de la casa.</text:p>
            </text:list-item>
            <text:list-item>
              <text:p text:style-name="P66">MaterialApp → El interiorista que decide colores, distribución y estilo.</text:p>
            </text:list-item>
            <text:list-item>
              <text:p text:style-name="P66">Scaffold → Las paredes y el esqueleto de cada habitación.</text:p>
            </text:list-item>
            <text:list-item>
              <text:p text:style-name="P66">Widgets (Text, Button, etc.) → Los muebles y objetos dentro de la casa.</text:p>
            </text:list-item>
          </text:list>
        </text:list-item>
      </text:list>
      <text:list xml:id="list3285908144" text:style-name="WWNum22">
        <text:list-item>
          <text:p text:style-name="P36"><text:span text:style-name="T9">Las muñecas rusas 🎎</text:span></text:p>
          <text:list>
            <text:list-item>
              <text:p text:style-name="P67">Los widgets se anidan unos dentro de otros.</text:p>
            </text:list-item>
            <text:list-item>
              <text:p text:style-name="P67">Ejemplo: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3"><text:span text:style-name="T18">MaterialApp(<text:line-break/> <text:s/>home: Scaffold(<text:line-break/> <text:s text:c="3"/>body: Center(<text:line-break/> <text:s text:c="5"/>child: Text(</text:span><text:span text:style-name="T19">'Hola'</text:span><text:span text:style-name="T18">),<text:line-break/> <text:s text:c="3"/>),<text:line-break/> <text:s/>),<text:line-break/>)</text:span></text:p>
          </table:table-cell>
        </table:table-row>
      </table:table>
      <text:list xml:id="list84110888155517" text:continue-numbering="true" text:style-name="WWNum22">
        <text:list-item>
          <text:list>
            <text:list-item>
              <text:p text:style-name="P67">Aquí vemos:</text:p>
              <text:list>
                <text:list-item>
                  <text:p text:style-name="P74">MaterialApp contiene → Scaffold</text:p>
                </text:list-item>
                <text:list-item>
                  <text:p text:style-name="P74">Scaffold contiene → Center</text:p>
                </text:list-item>
                <text:list-item>
                  <text:p text:style-name="P74">Center contiene → Text</text:p>
                </text:list-item>
              </text:list>
            </text:list-item>
          </text:list>
        </text:list-item>
      </text:list>
      <text:p text:style-name="P11">📌 Como las muñecas rusas, cada widget es una pieza que envuelve a otra hasta llegar al más pequeño.<text:line-break/></text:p>
      <text:p text:style-name="Standard"><text:span text:style-name="T9">✅ Ideas clave para recordar:</text:span></text:p>
      <text:list xml:id="list4196464516" text:style-name="WWNum28">
        <text:list-item>
          <text:p text:style-name="P37">El archivo main.dart siempre es el inicio de la aplicación.</text:p>
        </text:list-item>
        <text:list-item>
          <text:p text:style-name="P37">MaterialApp configura la app entera.</text:p>
        </text:list-item>
        <text:list-item>
          <text:p text:style-name="P37">Cada pantalla suele estar envuelta en un Scaffold.</text:p>
        </text:list-item>
        <text:list-item>
          <text:p text:style-name="P37">Los widgets se organizan en forma de árbol, de padres a hijos.</text:p>
        </text:list-item>
      </text:list>
      <text:p text:style-name="Heading_20_1"><text:bookmark text:name="_m36t2vqhr3si"/>4. Comandos principales de Flutter</text:p>
      <text:p text:style-name="Standard">Flutter ofrece una CLI (Command Line Interface) muy potente para gestionar todo el ciclo de vida de una aplicación: desde la creación del proyecto hasta el despliegue en las diferentes plataformas.</text:p>
      <text:p text:style-name="Standard">A continuación, repasamos los comandos más importantes:</text:p>
      <text:p text:style-name="Standard"><text:span text:style-name="T9">flutter create → Crear un proyecto</text:span></text:p>
      <text:p text:style-name="Standard"><text:soft-page-break/>Este comando genera la estructura básica de una aplicación Flutter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3"><text:span text:style-name="T18">flutter create mi_app</text:span></text:p>
          </table:table-cell>
        </table:table-row>
      </table:table>
      <text:p text:style-name="Standard">📌 Esto crea una carpeta con:</text:p>
      <text:list xml:id="list1217353870" text:style-name="WWNum1">
        <text:list-item>
          <text:p text:style-name="P38">lib/main.dart → Punto de entrada de la app</text:p>
        </text:list-item>
        <text:list-item>
          <text:p text:style-name="P38">pubspec.yaml → Archivo de configuración de dependencias y assets</text:p>
        </text:list-item>
        <text:list-item>
          <text:p text:style-name="P38">Carpetas específicas para Android (android/), iOS (ios/), web (web/), etc.</text:p>
        </text:list-item>
      </text:list>
      <text:p text:style-name="Standard"><text:span text:style-name="T9">flutter run → Ejecutar en dispositivo/emulador</text:span></text:p>
      <text:p text:style-name="Standard">Permite compilar y lanzar la app en un emulador o dispositivo físico conectad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3"><text:span text:style-name="T18">flutter run</text:span></text:p>
          </table:table-cell>
        </table:table-row>
      </table:table>
      <text:p text:style-name="Standard"><text:span text:style-name="T9">Opciones comunes:</text:span></text:p>
      <text:list xml:id="list3879582097" text:style-name="WWNum33">
        <text:list-item>
          <text:p text:style-name="P39">flutter run -d chrome → Ejecutar en navegador Chrome</text:p>
        </text:list-item>
        <text:list-item>
          <text:p text:style-name="P39">flutter run -d emulator-5554 → Lanzar en un emulador Android específico</text:p>
        </text:list-item>
        <text:list-item>
          <text:p text:style-name="P39">flutter run -d ios → Ejecutar en un simulador de iOS</text:p>
        </text:list-item>
      </text:list>
      <text:p text:style-name="Standard">📌 Además, soporta Hot Reload (r) y Hot Restart (R) directamente desde la terminal.</text:p>
      <text:p text:style-name="P1"/>
      <text:p text:style-name="Standard"><text:span text:style-name="T9">📦 flutter build → Generar binarios para distintas plataformas</text:span></text:p>
      <text:p text:style-name="Standard">Compila la aplicación en modo release para distribuirla.</text:p>
      <text:p text:style-name="Standard">Ejemplos más usad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3"><text:span text:style-name="T18">flutter build apk <text:s text:c="11"/></text:span><text:span text:style-name="T20"># Genera un APK para Android</text:span><text:span text:style-name="T18"><text:line-break/>flutter build appbundle <text:s text:c="5"/></text:span><text:span text:style-name="T20"># Genera un AAB (obligatorio en Play Store)</text:span><text:span text:style-name="T18"><text:line-break/>flutter build ios <text:s text:c="11"/></text:span><text:span text:style-name="T20"># Genera un IPA para iOS</text:span><text:span text:style-name="T18"><text:line-break/>flutter build web <text:s text:c="11"/></text:span><text:span text:style-name="T20"># Compila para web (HTML/CSS/JS)</text:span><text:span text:style-name="T18"><text:line-break/>flutter build windows <text:s text:c="7"/></text:span><text:span text:style-name="T20"># Compila ejecutable para Windows</text:span><text:span text:style-name="T18"><text:line-break/>flutter build linux <text:s text:c="9"/></text:span><text:span text:style-name="T20"># Compila para Linux</text:span><text:span text:style-name="T18"><text:line-break/>flutter build macos <text:s text:c="9"/></text:span><text:span text:style-name="T20"># Compila para macOS</text:span></text:p>
          </table:table-cell>
        </table:table-row>
      </table:table>
      <text:p text:style-name="Standard"/>
      <text:p text:style-name="Standard">📌 Importante:</text:p>
      <text:list xml:id="list2520444860" text:style-name="WWNum29">
        <text:list-item>
          <text:p text:style-name="P40">Para Android → necesitarás configurar firma en key.properties</text:p>
        </text:list-item>
        <text:list-item>
          <text:p text:style-name="P40">Para iOS → requiere Xcode y cuenta de desarrollador de Apple</text:p>
        </text:list-item>
      </text:list>
      <text:p text:style-name="P1"/>
      <text:p text:style-name="Standard"><text:span text:style-name="T9">📚 flutter pub get y flutter pub add → Gestión de dependencias</text:span></text:p>
      <text:p text:style-name="Standard">Las dependencias en Flutter se gestionan en el archivo <text:span text:style-name="T16">pubspec.yaml.</text:span></text:p>
      <text:list xml:id="list1568034931" text:style-name="WWNum4">
        <text:list-item>
          <text:p text:style-name="P41"><text:soft-page-break/>Actualizar dependencia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3"><text:span text:style-name="T18"><text:s/>flutter pub get</text:span></text:p>
          </table:table-cell>
        </table:table-row>
      </table:table>
      <text:p text:style-name="P11">Descarga las librerías definidas en pubspec.yaml.</text:p>
      <text:list xml:id="list1092238649" text:style-name="WWNum31">
        <text:list-item>
          <text:p text:style-name="P42">Añadir una dependencia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3"><text:span text:style-name="T18"><text:s/>flutter pub add http</text:span></text:p>
          </table:table-cell>
        </table:table-row>
      </table:table>
      <text:p text:style-name="P11"><text:s/>Añade el paquete http automáticamente al <text:span text:style-name="T16">pubspec.yaml</text:span> e instala la librería.<text:line-break/></text:p>
      <text:p text:style-name="Standard"><text:span text:style-name="T9">Ejemplo manual:</text:span><text:line-break/>Fichero <text:span text:style-name="T16">pubspec.yaml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3"><text:span text:style-name="T18"><text:s/>dependencies:<text:line-break/> <text:s/>http: </text:span><text:span text:style-name="T19">^0.13.6</text:span><text:span text:style-name="T18"><text:line-break/> <text:s/>provider: </text:span><text:span text:style-name="T19">^6.1.1</text:span></text:p>
          </table:table-cell>
        </table:table-row>
      </table:table>
      <text:p text:style-name="Standard"><text:s/>Luego ejecutar:<text:lin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3"><text:span text:style-name="T18"><text:s/>flutter pub get</text:span></text:p>
          </table:table-cell>
        </table:table-row>
      </table:table>
      <text:p text:style-name="Standard">👉 Las librerías se obtienen del repositorio oficial:<text:a xlink:type="simple" xlink:href="https://pub.dev" text:style-name="ListLabel_20_334" text:visited-style-name="ListLabel_20_334"><text:span text:style-name="T15"> pub.dev</text:span></text:a>.</text:p>
      <text:p text:style-name="Standard"/>
      <text:p text:style-name="Standard"><text:span text:style-name="T9">🧪 flutter test → Ejecución de tests unitarios</text:span></text:p>
      <text:p text:style-name="Standard">Flutter incluye un framework de testing integrado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3"><text:span text:style-name="T18">flutter </text:span><text:span text:style-name="T24">test</text:span></text:p>
          </table:table-cell>
        </table:table-row>
      </table:table>
      <text:p text:style-name="Standard"/>
      <text:p text:style-name="Standard">📌 Busca automáticamente todos los archivos terminados en _test.dart dentro de la carpeta test/.</text:p>
      <text:p text:style-name="Standard">Ejemplo de test unitario (test/suma_test.dart)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3"><text:span text:style-name="T17">import</text:span><text:span text:style-name="T18"> </text:span><text:span text:style-name="T19">'package:flutter_test/flutter_test.dart'</text:span><text:span text:style-name="T18">;<text:line-break/><text:line-break/></text:span><text:span text:style-name="T24">int</text:span><text:span text:style-name="T18"> sumar(</text:span><text:span text:style-name="T24">int</text:span><text:span text:style-name="T18"> a, </text:span><text:span text:style-name="T24">int</text:span><text:span text:style-name="T18"> b) =&gt; a + b;<text:line-break/><text:line-break/></text:span><text:span text:style-name="T17">void</text:span><text:span text:style-name="T18"> main() {<text:line-break/> <text:s/>test(</text:span><text:span text:style-name="T19">'La función sumar debería retornar la suma de dos enteros'</text:span><text:span text:style-name="T18">, () {<text:line-break/> <text:s text:c="3"/>expect(sumar(</text:span><text:span text:style-name="T25">2</text:span><text:span text:style-name="T18">, </text:span><text:span text:style-name="T25">3</text:span><text:span text:style-name="T18">), </text:span><text:span text:style-name="T25">5</text:span><text:span text:style-name="T18">);<text:line-break/> <text:s/>});<text:line-break/>}</text:span></text:p>
          </table:table-cell>
        </table:table-row>
      </table:table>
      <text:p text:style-name="Standard">Al ejecutar flutter test, la salida mostrará si el test pasó o falló ✅❌.</text:p>
      <text:p text:style-name="Standard"/>
      <text:p text:style-name="Standard"><text:span text:style-name="T9">✅ Resumen rápido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25"><text:span text:style-name="T9">Comando</text:span></text:p>
          </table:table-cell>
          <table:table-cell table:style-name="Table13.A1" office:value-type="string">
            <text:p text:style-name="P25"><text:span text:style-name="T9">Uso principal</text:span></text:p>
          </table:table-cell>
          <table:table-cell table:style-name="Table13.A1" office:value-type="string">
            <text:p text:style-name="P25"><text:span text:style-name="T9">Ejemplo</text:span>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create</text:span></text:p>
          </table:table-cell>
          <table:table-cell table:style-name="Table13.A1" office:value-type="string">
            <text:p text:style-name="P25">Crear un nuevo proyecto</text:p>
          </table:table-cell>
          <table:table-cell table:style-name="Table13.A1" office:value-type="string">
            <text:p text:style-name="P25">flutter create mi_app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run</text:span></text:p>
          </table:table-cell>
          <table:table-cell table:style-name="Table13.A1" office:value-type="string">
            <text:p text:style-name="P25">Ejecutar en dispositivo/emulador</text:p>
          </table:table-cell>
          <table:table-cell table:style-name="Table13.A1" office:value-type="string">
            <text:p text:style-name="P25">flutter run -d chrome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build</text:span></text:p>
          </table:table-cell>
          <table:table-cell table:style-name="Table13.A1" office:value-type="string">
            <text:p text:style-name="P25">Generar binarios para distribución</text:p>
          </table:table-cell>
          <table:table-cell table:style-name="Table13.A1" office:value-type="string">
            <text:p text:style-name="P25">flutter build apk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pub get</text:span></text:p>
          </table:table-cell>
          <table:table-cell table:style-name="Table13.A1" office:value-type="string">
            <text:p text:style-name="P25">Descargar dependencias definidas</text:p>
          </table:table-cell>
          <table:table-cell table:style-name="Table13.A1" office:value-type="string">
            <text:p text:style-name="P25">flutter pub get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pub add</text:span></text:p>
          </table:table-cell>
          <table:table-cell table:style-name="Table13.A1" office:value-type="string">
            <text:p text:style-name="P25">Añadir nueva dependencia</text:p>
          </table:table-cell>
          <table:table-cell table:style-name="Table13.A1" office:value-type="string">
            <text:p text:style-name="P25">flutter pub add provider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test</text:span></text:p>
          </table:table-cell>
          <table:table-cell table:style-name="Table13.A1" office:value-type="string">
            <text:p text:style-name="P25">Ejecutar tests unitarios</text:p>
          </table:table-cell>
          <table:table-cell table:style-name="Table13.A1" office:value-type="string">
            <text:p text:style-name="P25">flutter test</text:p>
          </table:table-cell>
        </table:table-row>
      </table:table>
      <text:p text:style-name="Standard"/>
      <text:p text:style-name="Heading_20_1"><text:bookmark text:name="_bch0rck3o71h"/>5. Gestión de Paquetes y Herramientas en Flutter</text:p>
      <text:p text:style-name="Standard">Una de las mayores ventajas de Flutter es su ecosistema de paquetes en <text:a xlink:type="simple" xlink:href="https://pub.dev" text:style-name="ListLabel_20_334" text:visited-style-name="ListLabel_20_334"><text:span text:style-name="T15">pub.dev</text:span></text:a>, donde encontramos más de 150.000 librerías que extienden las funcionalidades de nuestras aplicaciones (bases de datos, networking, autenticación, animaciones, etc.).</text:p>
      <text:p text:style-name="Standard"><text:span text:style-name="T9">Añadir dependencias al pubspec.yaml</text:span></text:p>
      <text:p text:style-name="Standard">El archivo pubspec.yaml es el corazón de la configuración de un proyecto Flutter. Aquí definimos:</text:p>
      <text:list xml:id="list2520449434" text:style-name="WWNum10">
        <text:list-item>
          <text:p text:style-name="P43">Nombre y versión de la app</text:p>
        </text:list-item>
        <text:list-item>
          <text:p text:style-name="P43">Dependencias externas (paquetes de pub.dev)</text:p>
        </text:list-item>
        <text:list-item>
          <text:p text:style-name="P43">Assets (imágenes, fuentes, traducciones)<text:line-break/></text:p>
        </text:list-item>
      </text:list>
      <text:p text:style-name="Standard">Ejemplo básico de <text:span text:style-name="T16">pubspec.yaml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3"><text:span text:style-name="T18">name: </text:span><text:span text:style-name="T19">mi_app</text:span><text:span text:style-name="T18"><text:line-break/>description: </text:span><text:span text:style-name="T19">Mi</text:span><text:span text:style-name="T18"> </text:span><text:span text:style-name="T19">primera</text:span><text:span text:style-name="T18"> </text:span><text:span text:style-name="T19">aplicación</text:span><text:span text:style-name="T18"> </text:span><text:span text:style-name="T19">en</text:span><text:span text:style-name="T18"> </text:span><text:span text:style-name="T19">Flutter</text:span><text:span text:style-name="T18"><text:line-break/>version: </text:span><text:span text:style-name="T25">1.0.0</text:span><text:span text:style-name="T19">+1</text:span><text:span text:style-name="T18"><text:line-break/><text:line-break/>environment:<text:line-break/> <text:s/>sdk: </text:span><text:span text:style-name="T19">"&gt;=3.0.0 &lt;4.0.0"</text:span><text:span text:style-name="T18"><text:line-break/><text:line-break/>dependencies:<text:line-break/> <text:s/>flutter:<text:line-break/> <text:s text:c="3"/>sdk: </text:span><text:span text:style-name="T19">flutter</text:span><text:span text:style-name="T18"><text:line-break/><text:line-break/> <text:s/></text:span><text:span text:style-name="T20"># Dependencias externas</text:span><text:span text:style-name="T18"><text:line-break/> <text:s/>http: </text:span><text:span text:style-name="T19">^0.13.6</text:span><text:span text:style-name="T18"><text:line-break/> <text:s/>provider: </text:span><text:span text:style-name="T19">^6.1.1</text:span><text:span text:style-name="T18"><text:line-break/><text:line-break/>dev_dependencies:<text:line-break/> <text:s/>flutter_test:<text:line-break/> <text:s text:c="3"/>sdk: </text:span><text:span text:style-name="T19">flutter</text:span></text:p>
          </table:table-cell>
        </table:table-row>
      </table:table>
      <text:p text:style-name="Standard"/>
      <text:p text:style-name="Standard">📌 Cada vez que edites el archivo debes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3"><text:span text:style-name="T18">flutter pub get</text:span></text:p>
          </table:table-cell>
        </table:table-row>
      </table:table>
      <text:p text:style-name="Standard"><text:span text:style-name="T9">Herramientas prácticas para desarrollo</text:span></text:p>
      <text:p text:style-name="Standard"><text:span text:style-name="T9">🔹 Hot Reload vs Hot Restart</text:span></text:p>
      <text:p text:style-name="Standard">Una de las funcionalidades estrella de Flutter:</text:p>
      <text:list xml:id="list1137687775" text:style-name="WWNum23">
        <text:list-item>
          <text:p text:style-name="P44">Hot Reload (r)</text:p>
          <text:list>
            <text:list-item>
              <text:p text:style-name="P68">Recarga solo el código modificado.</text:p>
            </text:list-item>
            <text:list-item>
              <text:p text:style-name="P68">Mantiene el estado actual de la app.</text:p>
            </text:list-item>
            <text:list-item>
              <text:p text:style-name="P68">Ideal para ajustes visuales (UI, estilos).</text:p>
            </text:list-item>
            <text:list-item>
              <text:p text:style-name="P68">Ejemplo: cambiar color de un botón → se refleja al instante.</text:p>
            </text:list-item>
          </text:list>
        </text:list-item>
        <text:list-item>
          <text:p text:style-name="P44">Hot Restart (R)</text:p>
          <text:list>
            <text:list-item>
              <text:p text:style-name="P68">Reinicia toda la aplicación desde cero.</text:p>
            </text:list-item>
            <text:list-item>
              <text:p text:style-name="P68">Se pierde el estado.</text:p>
            </text:list-item>
            <text:list-item>
              <text:p text:style-name="P68">Útil cuando cambias variables globales, inicialización o dependencias.</text:p>
            </text:list-item>
          </text:list>
        </text:list-item>
      </text:list>
      <text:p text:style-name="Standard"><text:soft-page-break/>📌 Ambos pueden ejecutarse desde la terminal o desde VS Code/Android Studio.</text:p>
      <text:p text:style-name="Standard"><text:span text:style-name="T9">🔹 Dart DevTools (Debugging y Profiling)</text:span></text:p>
      <text:p text:style-name="Standard"><text:a xlink:type="simple" xlink:href="https://docs.flutter.dev/tools/devtools" text:style-name="ListLabel_20_334" text:visited-style-name="ListLabel_20_334"><text:span text:style-name="T15">Dart DevTools</text:span></text:a> es un conjunto de herramientas que se integran con Flutter para analizar y depurar:</text:p>
      <text:list xml:id="list1699955446" text:style-name="WWNum8">
        <text:list-item>
          <text:p text:style-name="P45">Inspector de Widgets → Ver jerarquía de widgets en tiempo real.</text:p>
        </text:list-item>
        <text:list-item>
          <text:p text:style-name="P45">Performance → Analizar tiempos de renderizado y detectar cuellos de botella.</text:p>
        </text:list-item>
        <text:list-item>
          <text:p text:style-name="P45">Memory → Ver consumo de memoria y detectar fugas.</text:p>
        </text:list-item>
        <text:list-item>
          <text:p text:style-name="P45">Logs → Inspeccionar errores y prints.</text:p>
        </text:list-item>
      </text:list>
      <text:p text:style-name="Standard">👉 Para abrir DevTool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3"><text:span text:style-name="T18">flutter pub global activate devtools<text:line-break/>flutter run --observatory-port=9200<text:line-break/>devtools</text:span></text:p>
          </table:table-cell>
        </table:table-row>
      </table:table>
      <text:p text:style-name="Standard"/>
      <text:p text:style-name="Standard">Se abrirá en el navegador como un dashboard visual.</text:p>
      <text:p text:style-name="Heading_20_1"><text:bookmark text:name="_4yqu6klhxffq"/>6. Extensiones recomendadas en VS Code / Android Studio</text:p>
      <text:p text:style-name="Standard"><text:span text:style-name="T9">📌 VS Code</text:span></text:p>
      <text:list xml:id="list2947800347" text:style-name="WWNum25">
        <text:list-item>
          <text:p text:style-name="P46">Flutter (Dart-Code.flutter): soporte completo para Flutter (snippets, autocompletado, debugging).</text:p>
        </text:list-item>
        <text:list-item>
          <text:p text:style-name="P46">Dart (Dart-Code.dart-code): soporte para Dart.</text:p>
        </text:list-item>
        <text:list-item>
          <text:p text:style-name="P46">Flutter Widget Snippets: autocompletado rápido de widgets.</text:p>
        </text:list-item>
        <text:list-item>
          <text:p text:style-name="P46">Pubspec Assist: facilita añadir paquetes de pub.dev.</text:p>
        </text:list-item>
      </text:list>
      <text:p text:style-name="Standard"><text:span text:style-name="T9">📌 Android Studio</text:span></text:p>
      <text:list xml:id="list233165770" text:style-name="WWNum12">
        <text:list-item>
          <text:p text:style-name="P47">Flutter plugin: integración con emuladores y debugging.</text:p>
        </text:list-item>
        <text:list-item>
          <text:p text:style-name="P47">Dart plugin: soporte de lenguaje.</text:p>
        </text:list-item>
        <text:list-item>
          <text:p text:style-name="P47">Flutter Enhancement Suite: herramientas adicionales para mejorar la productividad.</text:p>
        </text:list-item>
      </text:list>
      <text:p text:style-name="Heading_20_1"><text:bookmark text:name="_1bg0zy25bp7x"/>7. Despliegue de Flutter en diferentes plataformas</text:p>
      <text:p text:style-name="Standard"><text:span text:style-name="T9">📱 Android</text:span></text:p>
      <text:p text:style-name="Standard">🔗 Documentación oficial para publicar en Google Play Store<text:line-break/><text:a xlink:type="simple" xlink:href="https://docs.flutter.dev/deployment/android" text:style-name="ListLabel_20_334" text:visited-style-name="ListLabel_20_334"><text:span text:style-name="T15">https://docs.flutter.dev/deployment/android</text:span></text:a></text:p>
      <text:list xml:id="list2953903551" text:style-name="WWNum11">
        <text:list-item>
          <text:p text:style-name="P48">Cómo generar APK/AAB: flutter build appbundle o flutter build apk</text:p>
        </text:list-item>
        <text:list-item>
          <text:p text:style-name="P48">Configuración de firma: keytool y build.gradle</text:p>
        </text:list-item>
        <text:list-item>
          <text:p text:style-name="P48"><text:soft-page-break/>Proceso de subida a Play Console</text:p>
        </text:list-item>
      </text:list>
      <text:p text:style-name="Standard"><text:span text:style-name="T9">🍏 iOS</text:span></text:p>
      <text:p text:style-name="Standard">🔗 Guía completa para App Store<text:line-break/><text:a xlink:type="simple" xlink:href="https://docs.flutter.dev/deployment/ios" text:style-name="ListLabel_20_334" text:visited-style-name="ListLabel_20_334"><text:span text:style-name="T15">https://docs.flutter.dev/deployment/ios</text:span></text:a></text:p>
      <text:list xml:id="list4024306179" text:style-name="WWNum20">
        <text:list-item>
          <text:p text:style-name="P49">Requisitos: Cuenta de desarrollador Apple ($99/año)</text:p>
        </text:list-item>
        <text:list-item>
          <text:p text:style-name="P49">Generar IPA: flutter build ipa</text:p>
        </text:list-item>
        <text:list-item>
          <text:p text:style-name="P49">Configurar Xcode: Certificados y provisionamiento</text:p>
        </text:list-item>
      </text:list>
      <text:p text:style-name="Standard"><text:span text:style-name="T9">🖥️ Windows</text:span></text:p>
      <text:p text:style-name="Standard">🔗 Compilación para Windows<text:line-break/><text:a xlink:type="simple" xlink:href="https://docs.flutter.dev/deployment/windows" text:style-name="ListLabel_20_334" text:visited-style-name="ListLabel_20_334"><text:span text:style-name="T15">https://docs.flutter.dev/deployment/windows</text:span></text:a></text:p>
      <text:list xml:id="list4260312149" text:style-name="WWNum5">
        <text:list-item>
          <text:p text:style-name="P50">Requisitos: Visual Studio 2022 con workloads específicos</text:p>
        </text:list-item>
        <text:list-item>
          <text:p text:style-name="P50">Comando: flutter build windows</text:p>
        </text:list-item>
        <text:list-item>
          <text:p text:style-name="P50">Opciones de empaquetado: MSIX, EXE o instalador</text:p>
        </text:list-item>
      </text:list>
      <text:p text:style-name="Standard"><text:span text:style-name="T9">🐧 Linux</text:span></text:p>
      <text:p text:style-name="Standard">🔗 Despliegue en Linux<text:line-break/><text:a xlink:type="simple" xlink:href="https://docs.flutter.dev/deployment/linux" text:style-name="ListLabel_20_334" text:visited-style-name="ListLabel_20_334"><text:span text:style-name="T15">https://docs.flutter.dev/deployment/linux</text:span></text:a></text:p>
      <text:list xml:id="list2491947249" text:style-name="WWNum27">
        <text:list-item>
          <text:p text:style-name="P51">Dependencias: GTK, CMake y clang</text:p>
        </text:list-item>
        <text:list-item>
          <text:p text:style-name="P51">Formatos soportados: .deb, .rpm y Snap</text:p>
        </text:list-item>
        <text:list-item>
          <text:p text:style-name="P51">Personalización: Íconos y metadatos</text:p>
        </text:list-item>
      </text:list>
      <text:p text:style-name="Standard"><text:span text:style-name="T9">🌐 Web</text:span></text:p>
      <text:p text:style-name="Standard">🔗 Publicación para web<text:line-break/><text:a xlink:type="simple" xlink:href="https://docs.flutter.dev/deployment/web" text:style-name="ListLabel_20_334" text:visited-style-name="ListLabel_20_334"><text:span text:style-name="T15">https://docs.flutter.dev/deployment/web</text:span></text:a></text:p>
      <text:list xml:id="list3194656707" text:style-name="WWNum37">
        <text:list-item>
          <text:p text:style-name="P52">Optimización: flutter build web --web-renderer canvaskit</text:p>
        </text:list-item>
        <text:list-item>
          <text:p text:style-name="P52">Plataformas de hosting recomendadas:</text:p>
          <text:list>
            <text:list-item>
              <text:p text:style-name="P69">Firebase: <text:a xlink:type="simple" xlink:href="https://firebase.google.com/docs/hosting" text:style-name="ListLabel_20_334" text:visited-style-name="ListLabel_20_334"><text:span text:style-name="T15">https://firebase.google.com/docs/hosting</text:span></text:a></text:p>
            </text:list-item>
            <text:list-item>
              <text:p text:style-name="P69">GitHub Pages: gh-pages branch</text:p>
            </text:list-item>
            <text:list-item>
              <text:p text:style-name="P69">Netlify/Vercel: Drag-and-drop deployment</text:p>
            </text:list-item>
          </text:list>
        </text:list-item>
      </text:list>
      <text:p text:style-name="Standard"><text:span text:style-name="T9">📌 Pasos Comunes</text:span></text:p>
      <text:list xml:id="list3008964360" text:style-name="WWNum2">
        <text:list-item>
          <text:p text:style-name="P53">Build general:</text:p>
        </text:list-item>
        <text:list-item>
          <text:p text:style-name="P53">bash</text:p>
        </text:list-item>
        <text:list-item>
          <text:p text:style-name="P53"><text:soft-page-break/>flutter build &lt;platform&gt; <text:s/># android, ios, windows, linux, web</text:p>
        </text:list-item>
        <text:list-item>
          <text:p text:style-name="P53">Pruebas locales:</text:p>
        </text:list-item>
        <text:list-item>
          <text:p text:style-name="P53">bash</text:p>
        </text:list-item>
        <text:list-item>
          <text:p text:style-name="P53">flutter run -d &lt;device&gt; <text:s/># chrome, edge, dispositivo físico</text:p>
        </text:list-item>
        <text:list-item>
          <text:p text:style-name="P53">Requisitos previos:</text:p>
          <text:list>
            <text:list-item>
              <text:p text:style-name="P70">Android: JDK 11+, Android Studio</text:p>
            </text:list-item>
            <text:list-item>
              <text:p text:style-name="P70">iOS: Xcode 14+, macOS</text:p>
            </text:list-item>
            <text:list-item>
              <text:p text:style-name="P70">Windows: Visual Studio 2022</text:p>
            </text:list-item>
            <text:list-item>
              <text:p text:style-name="P70">Linux: GTK 3.0+</text:p>
            </text:list-item>
            <text:list-item>
              <text:p text:style-name="P70">Web: Chrome para testing</text:p>
            </text:list-item>
          </text:list>
        </text:list-item>
      </text:list>
      <text:p text:style-name="Standard"><text:span text:style-name="T9">⚠️ Consideraciones Especiales</text:span></text:p>
      <text:list xml:id="list1665337778" text:style-name="WWNum15">
        <text:list-item>
          <text:p text:style-name="P54">Android/iOS:</text:p>
          <text:list>
            <text:list-item>
              <text:p text:style-name="P71">Necesitas cuentas de desarrollador</text:p>
            </text:list-item>
            <text:list-item>
              <text:p text:style-name="P71">Proceso de revisión en tiendas (1-3 días)</text:p>
            </text:list-item>
          </text:list>
        </text:list-item>
        <text:list-item>
          <text:p text:style-name="P54">Windows/Linux:</text:p>
          <text:list>
            <text:list-item>
              <text:p text:style-name="P71">No requieren tiendas oficiales</text:p>
            </text:list-item>
            <text:list-item>
              <text:p text:style-name="P71">Puedes distribuir directamente los ejecutables</text:p>
            </text:list-item>
          </text:list>
        </text:list-item>
        <text:list-item>
          <text:p text:style-name="P54">Web:</text:p>
          <text:list>
            <text:list-item>
              <text:p text:style-name="P71">Soporte para PWA (Service Workers)</text:p>
            </text:list-item>
            <text:list-item>
              <text:p text:style-name="P71">Optimiza assets con --tree-shake-icons</text:p>
            </text:list-item>
          </text:list>
        </text:list-item>
      </text:list>
      <text:p text:style-name="Standard"><text:span text:style-name="T9">🚀 Flujo Recomendado</text:span></text:p>
      <text:list xml:id="list3264440909" text:style-name="WWNum14">
        <text:list-item>
          <text:p text:style-name="P55">Prueba en modo debug (flutter run)</text:p>
        </text:list-item>
        <text:list-item>
          <text:p text:style-name="P55">Build en modo release (flutter build --release)</text:p>
        </text:list-item>
        <text:list-item>
          <text:p text:style-name="P55">Verifica con DevTools <text:a xlink:type="simple" xlink:href="https://docs.flutter.dev/tools/devtools" text:style-name="ListLabel_20_334" text:visited-style-name="ListLabel_20_334"><text:span text:style-name="T15">https://docs.flutter.dev/tools/devtools</text:span></text:a></text:p>
        </text:list-item>
        <text:list-item>
          <text:p text:style-name="P55">Sigue la guía específica de cada plataforma</text:p>
        </text:list-item>
        <text:list-item>
          <text:p text:style-name="P55">Publica y monitorea crashes con Firebase Crashlytics</text:p>
        </text:list-item>
      </text:list>
      <text:p text:style-name="Heading_20_1"><text:bookmark text:name="_yl6ohe946aee"/><text:soft-page-break/>8. Recursos recomendados para aprender Flutter</text:p>
      <text:p text:style-name="Standard"><text:span text:style-name="T9">📚 Documentación Oficial</text:span></text:p>
      <text:list xml:id="list954411997" text:style-name="WWNum36">
        <text:list-item>
          <text:p text:style-name="P56">Flutter Docs<text:line-break/>🔗 <text:a xlink:type="simple" xlink:href="https://docs.flutter.dev/" text:style-name="ListLabel_20_334" text:visited-style-name="ListLabel_20_334"><text:span text:style-name="T15">https://docs.flutter.dev</text:span></text:a></text:p>
        </text:list-item>
        <text:list-item>
          <text:p text:style-name="P56">Dart Language<text:line-break/>🔗 <text:a xlink:type="simple" xlink:href="https://dart.dev/language" text:style-name="ListLabel_20_334" text:visited-style-name="ListLabel_20_334"><text:span text:style-name="T15">https://dart.dev/language</text:span></text:a></text:p>
        </text:list-item>
      </text:list>
      <text:p text:style-name="Standard"><text:span text:style-name="T9">🎓 Cursos Gratuitos</text:span></text:p>
      <text:list xml:id="list2267897311" text:style-name="WWNum30">
        <text:list-item>
          <text:p text:style-name="P57">Flutter Crash Course (Google)<text:line-break/>🔗 <text:a xlink:type="simple" xlink:href="https://docs.flutter.dev/get-started/codelab" text:style-name="ListLabel_20_334" text:visited-style-name="ListLabel_20_334"><text:span text:style-name="T15">https://docs.flutter.dev/get-started/codelab</text:span></text:a></text:p>
        </text:list-item>
        <text:list-item>
          <text:p text:style-name="P57">Dart en Codecademy<text:line-break/>🔗 <text:a xlink:type="simple" xlink:href="https://www.codecademy.com/learn/learn-dart" text:style-name="ListLabel_20_334" text:visited-style-name="ListLabel_20_334"><text:span text:style-name="T15">https://www.codecademy.com/learn/learn-dart</text:span></text:a></text:p>
        </text:list-item>
        <text:list-item>
          <text:p text:style-name="P57">Curso Completo de Flutter (YouTube - Fernando Herrera)<text:line-break/>🔗 <text:a xlink:type="simple" xlink:href="https://www.youtube.com/watch?v=GXIJJkq_H8g&amp;list=PLV6pYUAZ-ZoE6kzN1t9lfV9aYkRFYhwyj" text:style-name="ListLabel_20_334" text:visited-style-name="ListLabel_20_334"><text:span text:style-name="T15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1937976783" text:style-name="WWNum13">
        <text:list-item>
          <text:p text:style-name="P58">Pub.dev (Repositorio Oficial)<text:line-break/>🔗 <text:a xlink:type="simple" xlink:href="https://pub.dev/" text:style-name="ListLabel_20_334" text:visited-style-name="ListLabel_20_334"><text:span text:style-name="T15">https://pub.dev</text:span></text:a></text:p>
        </text:list-item>
        <text:list-item>
          <text:p text:style-name="P58">Flutter Awesome (Inspiración UI)<text:line-break/>🔗 <text:a xlink:type="simple" xlink:href="https://flutterawesome.com/" text:style-name="ListLabel_20_334" text:visited-style-name="ListLabel_20_334"><text:span text:style-name="T15">https://flutterawesome.com</text:span></text:a></text:p>
        </text:list-item>
      </text:list>
      <text:p text:style-name="Standard"><text:span text:style-name="T9">📌 Libros</text:span></text:p>
      <text:list xml:id="list2786382876" text:style-name="WWNum3">
        <text:list-item>
          <text:p text:style-name="P59">"Flutter in Action" (Manning)<text:line-break/>🔗 <text:a xlink:type="simple" xlink:href="https://www.manning.com/books/flutter-in-action" text:style-name="ListLabel_20_334" text:visited-style-name="ListLabel_20_334"><text:span text:style-name="T15">https://www.manning.com/books/flutter-in-action</text:span></text:a></text:p>
        </text:list-item>
        <text:list-item>
          <text:p text:style-name="P59">"Dart Apprentice" (Ray Wenderlich)<text:line-break/>🔗 <text:a xlink:type="simple" xlink:href="https://www.raywenderlich.com/books/dart-apprentice" text:style-name="ListLabel_20_334" text:visited-style-name="ListLabel_20_334"><text:span text:style-name="T15">https://www.raywenderlich.com/books/dart-apprentice</text:span></text:a></text:p>
        </text:list-item>
      </text:list>
      <text:p text:style-name="Standard"><text:span text:style-name="T9">💬 Comunidad</text:span></text:p>
      <text:list xml:id="list4136206932" text:style-name="WWNum7">
        <text:list-item>
          <text:p text:style-name="P60">Stack Overflow (Flutter Tag)<text:line-break/>🔗 <text:a xlink:type="simple" xlink:href="https://stackoverflow.com/questions/tagged/flutter" text:style-name="ListLabel_20_334" text:visited-style-name="ListLabel_20_334"><text:span text:style-name="T15">https://stackoverflow.com/questions/tagged/flutter</text:span></text:a></text:p>
        </text:list-item>
        <text:list-item>
          <text:p text:style-name="P60">Reddit r/FlutterDev<text:line-break/>🔗 <text:a xlink:type="simple" xlink:href="https://www.reddit.com/r/FlutterDev" text:style-name="ListLabel_20_334" text:visited-style-name="ListLabel_20_334"><text:span text:style-name="T15">https://www.reddit.com/r/FlutterDev</text:span></text:a></text:p>
        </text:list-item>
        <text:list-item>
          <text:p text:style-name="P60">Flutter Community en Medium<text:line-break/>🔗 <text:a xlink:type="simple" xlink:href="https://medium.com/flutter-community" text:style-name="ListLabel_20_334" text:visited-style-name="ListLabel_20_334"><text:span text:style-name="T15">https://medium.com/flutter-community</text:span></text:a></text:p>
        </text:list-item>
      </text:list>
      <text:p text:style-name="Standard"><text:span text:style-name="T9">🛠️ Herramientas Clave</text:span></text:p>
      <text:list xml:id="list1481254294" text:style-name="WWNum16">
        <text:list-item>
          <text:p text:style-name="P61">Flutter DevTools (Debugging)<text:line-break/>🔗 <text:a xlink:type="simple" xlink:href="https://docs.flutter.dev/tools/devtools" text:style-name="ListLabel_20_334" text:visited-style-name="ListLabel_20_334"><text:span text:style-name="T15">https://docs.flutter.dev/tools/devtools</text:span></text:a></text:p>
        </text:list-item>
        <text:list-item>
          <text:p text:style-name="P61">Firebase para Flutter<text:line-break/>🔗 <text:a xlink:type="simple" xlink:href="https://firebase.flutter.dev/" text:style-name="ListLabel_20_334" text:visited-style-name="ListLabel_20_334"><text:span text:style-name="T15">https://firebase.flutter.dev</text:span></text:a></text:p>
        </text:list-item>
        <text:list-item>
          <text:p text:style-name="P61">Riverpod (Gestión de Estado)<text:line-break/>🔗 <text:a xlink:type="simple" xlink:href="https://riverpod.dev/" text:style-name="ListLabel_20_334" text:visited-style-name="ListLabel_20_334"><text:span text:style-name="T15">https://riverpod.dev</text:span></text:a></text:p>
        </text:list-item>
        <text:list-item>
          <text:p text:style-name="P61">VS Code + Extensión Flutter<text:line-break/>🔗 <text:a xlink:type="simple" xlink:href="https://marketplace.visualstudio.com/items?itemName=Dart-Code.flutter" text:style-name="ListLabel_20_334" text:visited-style-name="ListLabel_20_334"><text:span text:style-name="T15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849918031" text:style-name="WWNum35">
        <text:list-item>
          <text:p text:style-name="P62">Repositorio Oficial de Flutter<text:line-break/>🔗 <text:a xlink:type="simple" xlink:href="https://github.com/flutter/flutter" text:style-name="ListLabel_20_334" text:visited-style-name="ListLabel_20_334"><text:span text:style-name="T15">https://github.com/flutter/flutter</text:span></text:a></text:p>
        </text:list-item>
        <text:list-item>
          <text:p text:style-name="P62">Ejemplos de Apps en GitHub<text:line-break/>🔗 <text:a xlink:type="simple" xlink:href="https://github.com/flutter/samples" text:style-name="ListLabel_20_334" text:visited-style-name="ListLabel_20_334"><text:span text:style-name="T15">https://github.co/flutter/samples</text:span></text:a></text:p>
        </text:list-item>
      </text:list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" style:display-name="ListLabel 1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34" style:display-name="ListLabel 33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8. Introducción a Flutter</text:span></text:p>
      </style:header>
      <style:footer>
        <text:p text:style-name="MP4"><text:span text:style-name="MT1">CFGS DAM<text:tab/><text:tab/>Unidad 08 - Página </text:span><text:page-number text:select-page="current">1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4" meta:object-count="0" meta:page-count="13" meta:paragraph-count="323" meta:word-count="2367" meta:character-count="15899" meta:non-whitespace-character-count="13798"/>
    <meta:generator>LibreOfficeDev/6.0.5.2$Linux_X86_64 LibreOffice_project/</meta:generator>
  </office:meta>
</office:document-meta>
</file>